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Project AI 2018-2019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Olivier Van den Eede &amp; Dries Kenn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ur Solv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ata Structures and Representation</text:p>
              </text:list-item>
              <text:list-item>
                <text:p>Algorithm</text:p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ur Solv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Data Structures and Representation</text:span></text:p>
              </text:list-item>
              <text:list-item>
                <text:p>Algorithm</text:p>
              </text:list-item>
              <text:list-item>
                <text:p>Result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>
          <draw:text-box>
            <text:p>Data Structures and Represent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quest, Zone and Car</text:p>
              </text:list-item>
              <text:list-item>
                <text:p>Solution</text:p>
              </text:list-item>
              <text:list-item>
                <text:p>Overlap Matri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Request, Zone and Ca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put parsed</text:p>
              </text:list-item>
              <text:list-item>
                <text:p>Custom objects for Request and Zone</text:p>
              </text:list-item>
              <text:list-item>
                <text:p>Stored in 2 lists of objects</text:p>
              </text:list-item>
              <text:list-item>
                <text:p>Immu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olu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lution object</text:p>
              </text:list-item>
              <text:list-item>
                <text:p>Contains parsed input lists</text:p>
              </text:list-item>
              <text:list-item>
                <text:p>Car_zone and req_car dictionaries</text:p>
              </text:list-item>
              <text:list-item>
                <text:p>Only object copied for each local m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Overlap Matrix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e-calculated overlapping requests</text:p>
              </text:list-item>
              <text:list-item>
                <text:p>Stored in 2D Boolean matrix</text:p>
              </text:list-item>
              <text:list-item>
                <text:p>Allows for fast feasibility che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ur Solv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ata Structures and Representation</text:p>
              </text:list-item>
              <text:list-item>
                <text:p><text:span text:style-name="T1">Algorithm</text:span></text:p>
              </text:list-item>
              <text:list-item>
                <text:p>Result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Algorith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reedy Assign</text:p>
              </text:list-item>
              <text:list-item>
                <text:p>Local Moves</text:p>
              </text:list-item>
              <text:list-item>
                <text:p>Metaheurist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Greedy Assig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oop over unassigned requests</text:p>
              </text:list-item>
              <text:list-item>
                <text:p>Find suitable car assigned to zone</text:p>
              </text:list-item>
              <text:list-item>
                <text:p>Assign a new car to a zone</text:p>
              </text:list-item>
              <text:list-item>
                <text:p>Used for initial solution</text:p>
              </text:list-item>
              <text:list-item>
                <text:p>Guaranties a feasible solution</text:p>
              </text:list-item>
              <text:list-item>
                <text:p>Called after each local m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Local Mov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ove request from ‘optimal’ zone to neighbor</text:p>
              </text:list-item>
              <text:list-item>
                <text:p>Move request from neighbor to ‘optimal’ zone</text:p>
              </text:list-item>
              <text:list-item>
                <text:p>Swap car assigned to request with another car</text:p>
              </text:list-item>
              <text:list-item>
                <text:p>Unassign 1 car from all its requests</text:p>
              </text:list-item>
              <text:list-item>
                <text:p>Unassign 1 requ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etaheuristic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mulated annealing</text:p>
              </text:list-item>
              <text:list-item>
                <text:p>Find different solution in neighborhood</text:p>
              </text:list-item>
              <text:list-item>
                <text:p>New solution accepted if cost is lower or based on random probability</text:p>
              </text:list-item>
              <text:list-item>
                <text:p>When stop condition reached, new initial solution is generate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ur Solv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ata Structures and Representation</text:p>
              </text:list-item>
              <text:list-item>
                <text:p>Algorithm</text:p>
              </text:list-item>
              <text:list-item>
                <text:p><text:span text:style-name="T1">Result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Resul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erformance</text:p>
              </text:list-item>
              <text:list-item>
                <text:p>Search space</text:p>
              </text:list-item>
              <text:list-item>
                <text:p>Possible improve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Performance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earch space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Possible improvement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9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09:27:25.679651487</meta:creation-date>
    <meta:editing-duration>PT28M30S</meta:editing-duration>
    <meta:editing-cycles>11</meta:editing-cycles>
    <meta:generator>LibreOffice/6.2.3.2$Linux_X86_64 LibreOffice_project/20$Build-2</meta:generator>
    <dc:title>Impress</dc:title>
    <dc:date>2019-05-05T09:56:00.959915002</dc:date>
    <meta:document-statistic meta:object-count="105"/>
  </office:meta>
</office:document-meta>
</file>